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ezentační manažer)</text:p>
        </text:list-item>
        <text:list-item>
          <text:p text:style-name="P79">Draw (editor vektorové grafiky)</text:p>
        </text:list-item>
        <text:list-item>
          <text:p text:style-name="P79">Databáze (databázový manažer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cs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ou se možnosti nastavení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 + klepnout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 + 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  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se postranní lišta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ep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, a se samotným dokumentem ne. V práci s dokumentem je možné pokračovat až poté, kdy dialogové okno zavřeme (obvykle klep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